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81cm" fo:margin-left="0.026cm" table:align="left" style:writing-mode="lr-tb"/>
    </style:style>
    <style:style style:name="Tabelle3.A" style:family="table-column">
      <style:table-column-properties style:column-width="0.827cm"/>
    </style:style>
    <style:style style:name="Tabelle3.B" style:family="table-column">
      <style:table-column-properties style:column-width="2.321cm"/>
    </style:style>
    <style:style style:name="Tabelle3.C" style:family="table-column">
      <style:table-column-properties style:column-width="3.916cm"/>
    </style:style>
    <style:style style:name="Tabelle3.D" style:family="table-column">
      <style:table-column-properties style:column-width="1.72cm"/>
    </style:style>
    <style:style style:name="Tabelle3.E" style:family="table-column">
      <style:table-column-properties style:column-width="1.508cm"/>
    </style:style>
    <style:style style:name="Tabelle3.F" style:family="table-column">
      <style:table-column-properties style:column-width="1.535cm"/>
    </style:style>
    <style:style style:name="Tabelle3.G" style:family="table-column">
      <style:table-column-properties style:column-width="4.154cm"/>
    </style:style>
    <style:style style:name="Tabelle3.1" style:family="table-row">
      <style:table-row-properties fo:keep-together="auto"/>
    </style:style>
    <style:style style:name="Tabelle3.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ffff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2.334cm"/>
    </style:style>
    <style:style style:name="Tabelle4.C" style:family="table-column">
      <style:table-column-properties style:column-width="1.64cm"/>
    </style:style>
    <style:style style:name="Tabelle4.D" style:family="table-column">
      <style:table-column-properties style:column-width="1.402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A7" style:family="table-cell">
      <style:table-cell-properties fo:background-color="#ffffff" fo:padding="0.097cm" fo:border-left="none" fo:border-right="none" fo:border-top="0.05pt solid #000000" fo:border-bottom="none">
        <style:background-image/>
      </style:table-cell-properties>
    </style:style>
    <style:style style:name="Tabelle4.B7" style:family="table-cell">
      <style:table-cell-properties fo:background-color="#ffffff" fo:padding="0.097cm" fo:border-left="none" fo:border-right="0.05pt solid #000000" fo:border-top="0.05pt solid #000000" fo:border-bottom="none">
        <style:background-image/>
      </style:table-cell-properties>
    </style:style>
    <style:style style:name="Tabelle2" style:family="table">
      <style:table-properties style:width="16.002cm" table:align="margins" style:writing-mode="lr-tb"/>
    </style:style>
    <style:style style:name="Tabelle2.A" style:family="table-column">
      <style:table-column-properties style:column-width="3.122cm" style:rel-column-width="1770*"/>
    </style:style>
    <style:style style:name="Tabelle2.B" style:family="table-column">
      <style:table-column-properties style:column-width="2.54cm" style:rel-column-width="1440*"/>
    </style:style>
    <style:style style:name="Tabelle2.C" style:family="table-column">
      <style:table-column-properties style:column-width="2.339cm" style:rel-column-width="1326*"/>
    </style:style>
    <style:style style:name="Tabelle2.D" style:family="table-column">
      <style:table-column-properties style:column-width="2.667cm" style:rel-column-width="1512*"/>
    </style:style>
    <style:style style:name="Tabel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666666" fo:padding="0.097cm" fo:border="0.05pt solid #000000">
        <style:background-image/>
      </style:table-cell-properties>
    </style:style>
    <style:style style:name="Tabelle2.B2" style:family="table-cell">
      <style:table-cell-properties fo:background-color="#666666" fo:padding="0.097cm" fo:border-left="0.05pt solid #000000" fo:border-right="none" fo:border-top="none" fo:border-bottom="0.05pt solid #000000">
        <style:background-image/>
      </style:table-cell-properties>
    </style:style>
    <style:style style:name="Tabelle2.F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999999" fo:padding="0.097cm" fo:border-left="0.05pt solid #000000" fo:border-right="none" fo:border-top="none" fo:border-bottom="0.05pt solid #000000">
        <style:background-image/>
      </style:table-cell-properties>
    </style:style>
    <style:style style:name="Tabelle2.B3" style:family="table-cell">
      <style:table-cell-properties fo:background-color="#ffff00" fo:padding="0.097cm" fo:border-left="0.05pt solid #000000" fo:border-right="none" fo:border-top="none" fo:border-bottom="0.05pt solid #000000">
        <style:background-image/>
      </style:table-cell-properties>
    </style:style>
    <style:style style:name="Tabelle2.C3" style:family="table-cell">
      <style:table-cell-properties fo:background-color="#ff950e" fo:padding="0.097cm" fo:border-left="0.05pt solid #000000" fo:border-right="none" fo:border-top="none" fo:border-bottom="0.05pt solid #000000">
        <style:background-image/>
      </style:table-cell-properties>
    </style:style>
    <style:style style:name="Tabelle2.E3" style:family="table-cell">
      <style:table-cell-properties fo:background-color="#ff0000" fo:padding="0.097cm" fo:border-left="0.05pt solid #000000" fo:border-right="none" fo:border-top="none" fo:border-bottom="0.05pt solid #000000">
        <style:background-image/>
      </style:table-cell-properties>
    </style:style>
    <style:style style:name="Tabelle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elle2.B5" style:family="table-cell">
      <style:table-cell-properties fo:background-color="#23ff23" fo:padding="0.097cm" fo:border-left="0.05pt solid #000000" fo:border-right="none" fo:border-top="none" fo:border-bottom="0.05pt solid #000000">
        <style:background-image/>
      </style:table-cell-properties>
    </style:style>
    <style:style style:name="Tabelle2.F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elle5" style:family="table">
      <style:table-properties style:width="16.002cm" table:align="margins" style:writing-mode="lr-tb"/>
    </style:style>
    <style:style style:name="Tabelle5.A" style:family="table-column">
      <style:table-column-properties style:column-width="2.487cm" style:rel-column-width="1410*"/>
    </style:style>
    <style:style style:name="Tabelle5.B" style:family="table-column">
      <style:table-column-properties style:column-width="11.271cm" style:rel-column-width="6390*"/>
    </style:style>
    <style:style style:name="Tabelle5.C" style:family="table-column">
      <style:table-column-properties style:column-width="2.244cm" style:rel-column-width="1272*"/>
    </style:style>
    <style:style style:name="Tabelle5.A1" style:family="table-cell">
      <style:table-cell-properties fo:padding="0.097cm" fo:border="none"/>
    </style:style>
    <style:style style:name="Tabelle5.B1"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none" fo:border-right="0.05pt solid #000000" fo:border-top="none" fo:border-bottom="none"/>
    </style:style>
    <style:style style:name="Tabelle5.B7" style:family="table-cell">
      <style:table-cell-properties fo:padding="0.097cm" fo:border-left="none" fo:border-right="0.05pt solid #000000" fo:border-top="0.05pt solid #000000" fo:border-bottom="none"/>
    </style:style>
    <style:style style:name="Tabelle5.C7" style:family="table-cell">
      <style:table-cell-properties fo:padding="0.097cm" fo:border-left="none" fo:border-right="none" fo:border-top="0.05pt solid #000000" fo:border-bottom="none"/>
    </style:style>
    <style:style style:name="Tabelle6" style:family="table">
      <style:table-properties style:width="16.002cm" table:align="margins" style:writing-mode="lr-tb"/>
    </style:style>
    <style:style style:name="Tabelle6.A" style:family="table-column">
      <style:table-column-properties style:column-width="2.487cm" style:rel-column-width="1410*"/>
    </style:style>
    <style:style style:name="Tabelle6.B" style:family="table-column">
      <style:table-column-properties style:column-width="11.271cm" style:rel-column-width="6390*"/>
    </style:style>
    <style:style style:name="Tabelle6.C" style:family="table-column">
      <style:table-column-properties style:column-width="2.244cm" style:rel-column-width="1272*"/>
    </style:style>
    <style:style style:name="Tabelle6.A1" style:family="table-cell">
      <style:table-cell-properties fo:padding="0.097cm" fo:border="none"/>
    </style:style>
    <style:style style:name="Tabelle6.B1" style:family="table-cell">
      <style:table-cell-properties fo:padding="0.097cm" fo:border-left="none"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none" fo:border-right="0.05pt solid #000000" fo:border-top="none" fo:border-bottom="none"/>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Contents_20_1" style:master-page-name="">
      <style:paragraph-properties style:page-number="auto"/>
    </style:style>
    <style:style style:name="P4" style:family="paragraph" style:parent-style-name="Contents_20_Heading" style:master-page-name="">
      <style:paragraph-properties style:page-number="auto"/>
    </style:style>
    <style:style style:name="P5"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6" style:family="paragraph" style:parent-style-name="Text_20_body">
      <style:paragraph-properties fo:margin-top="0.423cm" fo:margin-bottom="0.212cm" style:contextual-spacing="false"/>
    </style:style>
    <style:style style:name="P7" style:family="paragraph" style:parent-style-name="Text_20_body">
      <style:paragraph-properties fo:margin-top="0.423cm" fo:margin-bottom="0.212cm" style:contextual-spacing="false"/>
      <style:text-properties fo:language="fr" fo:country="CH"/>
    </style:style>
    <style:style style:name="P8" style:family="paragraph" style:parent-style-name="Table_20_Contents">
      <style:text-properties officeooo:rsid="001d751d" officeooo:paragraph-rsid="001d751d"/>
    </style:style>
    <style:style style:name="P9" style:family="paragraph" style:parent-style-name="Table_20_Contents">
      <style:text-properties officeooo:rsid="001f3cd7" officeooo:paragraph-rsid="001f3cd7"/>
    </style:style>
    <style:style style:name="P10" style:family="paragraph" style:parent-style-name="Text_20_body" style:list-style-name="WWNum4"/>
    <style:style style:name="P11" style:family="paragraph" style:parent-style-name="Text_20_body" style:list-style-name="WWNum4">
      <style:text-properties officeooo:paragraph-rsid="0039fec5"/>
    </style:style>
    <style:style style:name="P12" style:family="paragraph" style:parent-style-name="Text_20_body" style:list-style-name="WWNum2"/>
    <style:style style:name="P13" style:family="paragraph" style:parent-style-name="Text_20_body" style:list-style-name="L3">
      <style:text-properties officeooo:paragraph-rsid="002dd395"/>
    </style:style>
    <style:style style:name="P14" style:family="paragraph" style:parent-style-name="Text_20_body">
      <style:text-properties style:font-name="Calibri1" fo:font-style="normal" officeooo:rsid="001203c9" officeooo:paragraph-rsid="002f8f8d" style:font-style-asian="normal" style:font-style-complex="normal"/>
    </style:style>
    <style:style style:name="P15" style:family="paragraph" style:parent-style-name="Text_20_body">
      <style:text-properties officeooo:paragraph-rsid="0036ea21"/>
    </style:style>
    <style:style style:name="P16" style:family="paragraph" style:parent-style-name="Text_20_body">
      <style:text-properties officeooo:paragraph-rsid="003bcfc5"/>
    </style:style>
    <style:style style:name="P17" style:family="paragraph" style:parent-style-name="Heading" style:master-page-name="Standard">
      <style:paragraph-properties style:page-number="auto"/>
    </style:style>
    <style:style style:name="P18" style:family="paragraph" style:parent-style-name="Heading_20_1" style:list-style-name="WWNum2">
      <style:paragraph-properties fo:break-before="page"/>
    </style:style>
    <style:style style:name="P19" style:family="paragraph" style:parent-style-name="Heading_20_1" style:master-page-name="Converted1">
      <style:paragraph-properties style:page-number="auto" fo:break-before="page"/>
    </style:style>
    <style:style style:name="P20" style:family="paragraph" style:parent-style-name="Header">
      <style:text-properties officeooo:paragraph-rsid="0038afe9"/>
    </style:style>
    <style:style style:name="P21" style:family="paragraph" style:parent-style-name="Heading_20_2" style:list-style-name="WWNum3"/>
    <style:style style:name="P22" style:family="paragraph" style:parent-style-name="Heading_20_2" style:list-style-name="WWNum2"/>
    <style:style style:name="P23" style:family="paragraph" style:parent-style-name="Heading_20_2" style:list-style-name="WWNum2">
      <style:text-properties officeooo:paragraph-rsid="00219f7f"/>
    </style:style>
    <style:style style:name="P24" style:family="paragraph" style:parent-style-name="Heading_20_2">
      <style:text-properties officeooo:paragraph-rsid="0036ea21"/>
    </style:style>
    <style:style style:name="P25" style:family="paragraph" style:parent-style-name="Heading_20_2" style:list-style-name="">
      <style:paragraph-properties fo:orphans="2" fo:widows="2"/>
    </style:style>
    <style:style style:name="P26" style:family="paragraph" style:parent-style-name="Heading_20_2">
      <style:paragraph-properties fo:break-before="page"/>
    </style:style>
    <style:style style:name="P27" style:family="paragraph" style:parent-style-name="Heading_20_2" style:list-style-name="WWNum2">
      <style:paragraph-properties fo:break-before="page"/>
      <style:text-properties officeooo:paragraph-rsid="00219f7f"/>
    </style:style>
    <style:style style:name="P28" style:family="paragraph" style:parent-style-name="Table_20_Contents">
      <style:text-properties officeooo:paragraph-rsid="002a8f65"/>
    </style:style>
    <style:style style:name="P29" style:family="paragraph" style:parent-style-name="Table_20_Contents">
      <style:paragraph-properties fo:text-align="center" style:justify-single-word="false"/>
      <style:text-properties officeooo:paragraph-rsid="002a8f65"/>
    </style:style>
    <style:style style:name="P30" style:family="paragraph" style:parent-style-name="Table_20_Contents">
      <style:paragraph-properties fo:text-align="center" style:justify-single-word="false"/>
      <style:text-properties officeooo:paragraph-rsid="002be8ef"/>
    </style:style>
    <style:style style:name="P31" style:family="paragraph" style:parent-style-name="Table_20_Contents">
      <style:paragraph-properties fo:text-align="center" style:justify-single-word="false"/>
      <style:text-properties officeooo:paragraph-rsid="002d0166"/>
    </style:style>
    <style:style style:name="P32" style:family="paragraph" style:parent-style-name="Table_20_Contents">
      <style:paragraph-properties fo:text-align="center" style:justify-single-word="false"/>
      <style:text-properties officeooo:paragraph-rsid="003c8484"/>
    </style:style>
    <style:style style:name="P33" style:family="paragraph" style:parent-style-name="Table_20_Contents">
      <style:paragraph-properties fo:text-align="center" style:justify-single-word="false"/>
      <style:text-properties officeooo:paragraph-rsid="003dca7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paragraph-rsid="002e3bd9"/>
    </style:style>
    <style:style style:name="P36" style:family="paragraph" style:parent-style-name="Table_20_Contents">
      <style:paragraph-properties fo:text-align="start" style:justify-single-word="false"/>
      <style:text-properties officeooo:paragraph-rsid="002e8459"/>
    </style:style>
    <style:style style:name="P37" style:family="paragraph" style:parent-style-name="Table_20_Contents">
      <style:text-properties officeooo:paragraph-rsid="002e3bd9"/>
    </style:style>
    <style:style style:name="P38" style:family="paragraph" style:parent-style-name="Table_20_Contents">
      <style:text-properties officeooo:paragraph-rsid="002e8459"/>
    </style:style>
    <style:style style:name="P39" style:family="paragraph" style:parent-style-name="Table_20_Contents">
      <style:text-properties style:font-name="Calibri1"/>
    </style:style>
    <style:style style:name="P40" style:family="paragraph" style:parent-style-name="Table_20_Contents">
      <style:paragraph-properties fo:text-align="center" style:justify-single-word="false"/>
      <style:text-properties style:font-name="Calibri1" officeooo:paragraph-rsid="002f8f8d"/>
    </style:style>
    <style:style style:name="P41" style:family="paragraph" style:parent-style-name="Table_20_Contents">
      <style:paragraph-properties fo:text-align="center" style:justify-single-word="false"/>
      <style:text-properties style:font-name="Calibri1" officeooo:paragraph-rsid="0036ea21"/>
    </style:style>
    <style:style style:name="P42" style:family="paragraph" style:parent-style-name="Table_20_Contents">
      <style:paragraph-properties fo:text-align="end" style:justify-single-word="false"/>
      <style:text-properties style:font-name="Calibri1" officeooo:paragraph-rsid="002f8f8d"/>
    </style:style>
    <style:style style:name="P43" style:family="paragraph" style:parent-style-name="Table_20_Contents">
      <style:paragraph-properties fo:text-align="end" style:justify-single-word="false"/>
      <style:text-properties style:font-name="Calibri1" officeooo:paragraph-rsid="0036ea21"/>
    </style:style>
    <style:style style:name="P44" style:family="paragraph" style:parent-style-name="Table_20_Contents">
      <style:paragraph-properties fo:text-align="end" style:justify-single-word="false"/>
      <style:text-properties style:font-name="Calibri1" officeooo:paragraph-rsid="003ef083"/>
    </style:style>
    <style:style style:name="P45" style:family="paragraph" style:parent-style-name="Table_20_Contents">
      <style:paragraph-properties fo:text-align="start" style:justify-single-word="false"/>
      <style:text-properties style:font-name="Calibri1" officeooo:paragraph-rsid="0036ea21"/>
    </style:style>
    <style:style style:name="P46" style:family="paragraph" style:parent-style-name="Table_20_Contents">
      <style:text-properties style:font-name="Calibri1" officeooo:paragraph-rsid="00363e70"/>
    </style:style>
    <style:style style:name="P47" style:family="paragraph" style:parent-style-name="Table_20_Contents">
      <style:text-properties style:font-name="Calibri1" officeooo:paragraph-rsid="0036ea21"/>
    </style:style>
    <style:style style:name="P48" style:family="paragraph" style:parent-style-name="Table_20_Contents">
      <style:paragraph-properties fo:text-align="end" style:justify-single-word="false"/>
      <style:text-properties officeooo:paragraph-rsid="00308e03"/>
    </style:style>
    <style:style style:name="P49" style:family="paragraph" style:parent-style-name="Table_20_Contents">
      <style:text-properties officeooo:paragraph-rsid="003c8484"/>
    </style:style>
    <style:style style:name="P50" style:family="paragraph" style:parent-style-name="Table_20_Contents">
      <style:text-properties officeooo:paragraph-rsid="003dca7e"/>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21c82"/>
    </style:style>
    <style:style style:name="T8" style:family="text">
      <style:text-properties officeooo:rsid="002361ed"/>
    </style:style>
    <style:style style:name="T9" style:family="text">
      <style:text-properties officeooo:rsid="00242100"/>
    </style:style>
    <style:style style:name="T10" style:family="text">
      <style:text-properties officeooo:rsid="0026b219"/>
    </style:style>
    <style:style style:name="T11" style:family="text">
      <style:text-properties officeooo:rsid="002a8f65"/>
    </style:style>
    <style:style style:name="T12" style:family="text">
      <style:text-properties officeooo:rsid="002be8ef"/>
    </style:style>
    <style:style style:name="T13" style:family="text">
      <style:text-properties officeooo:rsid="002d0166"/>
    </style:style>
    <style:style style:name="T14" style:family="text">
      <style:text-properties officeooo:rsid="002dd395"/>
    </style:style>
    <style:style style:name="T15" style:family="text">
      <style:text-properties officeooo:rsid="002e3bd9"/>
    </style:style>
    <style:style style:name="T16" style:family="text">
      <style:text-properties officeooo:rsid="002e8459"/>
    </style:style>
    <style:style style:name="T17" style:family="text">
      <style:text-properties officeooo:rsid="002f8f8d"/>
    </style:style>
    <style:style style:name="T18" style:family="text">
      <style:text-properties officeooo:rsid="00308e03"/>
    </style:style>
    <style:style style:name="T19" style:family="text">
      <style:text-properties officeooo:rsid="00363e70"/>
    </style:style>
    <style:style style:name="T20" style:family="text">
      <style:text-properties officeooo:rsid="0036ea21"/>
    </style:style>
    <style:style style:name="T21" style:family="text">
      <style:text-properties officeooo:rsid="003bcfc5"/>
    </style:style>
    <style:style style:name="T22" style:family="text">
      <style:text-properties officeooo:rsid="003c8484"/>
    </style:style>
    <style:style style:name="T23" style:family="text">
      <style:text-properties officeooo:rsid="003dca7e"/>
    </style:style>
    <style:style style:name="T24" style:family="text">
      <style:text-properties officeooo:rsid="003ef083"/>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ktmanagement</text:p>
      <text:section text:style-name="Sect1" text:name="TextSection">
        <text:p text:style-name="P4">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753_1748547469" text:style-name="Index_20_Link" text:visited-style-name="Index_20_Link">1 Risikoliste<text:tab/>2</text:a></text:p>
          <text:p text:style-name="P52"><text:a xlink:type="simple" xlink:href="#__RefHeading__1156_327212203" text:style-name="Index_20_Link" text:visited-style-name="Index_20_Link">Risiko Evaluationsdiagramm<text:tab/>3</text:a></text:p>
          <text:p text:style-name="P52"><text:a xlink:type="simple" xlink:href="#__RefHeading__1158_327212203" text:style-name="Index_20_Link" text:visited-style-name="Index_20_Link">Risikostufen Legende<text:tab/>3</text:a></text:p>
          <text:p text:style-name="P51"><text:a xlink:type="simple" xlink:href="#__RefHeading__757_1748547469" text:style-name="Index_20_Link" text:visited-style-name="Index_20_Link">2 Projektstrukturplan<text:tab/>4</text:a></text:p>
          <text:p text:style-name="P52"><text:a xlink:type="simple" xlink:href="#__RefHeading__1533_266779880" text:style-name="Index_20_Link" text:visited-style-name="Index_20_Link">A Management<text:tab/>4</text:a></text:p>
          <text:p text:style-name="P52"><text:a xlink:type="simple" xlink:href="#__RefHeading__1535_266779880" text:style-name="Index_20_Link" text:visited-style-name="Index_20_Link">B Entwicklungsumgebung<text:tab/>4</text:a></text:p>
          <text:p text:style-name="P52"><text:a xlink:type="simple" xlink:href="#__RefHeading__1537_266779880" text:style-name="Index_20_Link" text:visited-style-name="Index_20_Link">C Incpetion I1<text:tab/>5</text:a></text:p>
          <text:p text:style-name="P52"><text:a xlink:type="simple" xlink:href="#__RefHeading__1539_266779880" text:style-name="Index_20_Link" text:visited-style-name="Index_20_Link">D Elaboration E1 &amp; E2<text:tab/>5</text:a></text:p>
          <text:p text:style-name="P52"><text:a xlink:type="simple" xlink:href="#__RefHeading__1541_266779880" text:style-name="Index_20_Link" text:visited-style-name="Index_20_Link">E Construction C1<text:tab/>5</text:a></text:p>
          <text:p text:style-name="P52"><text:a xlink:type="simple" xlink:href="#__RefHeading__1543_266779880" text:style-name="Index_20_Link" text:visited-style-name="Index_20_Link">F Evaluation and Test C2<text:tab/>5</text:a></text:p>
          <text:p text:style-name="P52"><text:a xlink:type="simple" xlink:href="#__RefHeading__1545_266779880" text:style-name="Index_20_Link" text:visited-style-name="Index_20_Link">G Transition and Release T1<text:tab/>5</text:a></text:p>
          <text:p text:style-name="P51"><text:a xlink:type="simple" xlink:href="#__RefHeading__759_1748547469" text:style-name="Index_20_Link" text:visited-style-name="Index_20_Link">3 Softwareentwicklungsplan<text:tab/>6</text:a></text:p>
          <text:p text:style-name="P51"><text:a xlink:type="simple" xlink:href="#__RefHeading__761_1748547469" text:style-name="Index_20_Link" text:visited-style-name="Index_20_Link">4 Iterationspläne<text:tab/>7</text:a></text:p>
          <text:p text:style-name="P52"><text:a xlink:type="simple" xlink:href="#__RefHeading__1160_327212203" text:style-name="Index_20_Link" text:visited-style-name="Index_20_Link">Iteration 1: I1<text:tab/>7</text:a></text:p>
          <text:p text:style-name="P52"><text:a xlink:type="simple" xlink:href="#__RefHeading__2102_327212203" text:style-name="Index_20_Link" text:visited-style-name="Index_20_Link">Iteration 1: E1<text:tab/>7</text:a></text:p>
        </text:index-body>
      </text:table-of-content>
      <text:section text:style-name="Sect1" text:name="Bereich1">
        <text:p text:style-name="P3"><text:bookmark text:name="_Toc336874341"/></text:p>
      </text:section>
      <text:section text:style-name="Sect1" text:name="Bereich3">
        <text:list xml:id="list28255821" text:style-name="WWNum2">
          <text:list-item>
            <text:h text:style-name="P18" text:outline-level="1"><text:bookmark-start text:name="__RefHeading__753_1748547469"/><text:span text:style-name="T8">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34">Nr.</text:p>
            </table:table-cell>
            <table:table-cell table:style-name="Tabelle3.A1" office:value-type="string">
              <text:p text:style-name="Table_20_Contents">Name</text:p>
            </table:table-cell>
            <table:table-cell table:style-name="Tabelle3.A1" office:value-type="string">
              <text:p text:style-name="Table_20_Contents">Beschreibung</text:p>
            </table:table-cell>
            <table:table-cell table:style-name="Tabelle3.A1" office:value-type="string">
              <text:p text:style-name="P34">Wahrsch.</text:p>
            </table:table-cell>
            <table:table-cell table:style-name="Tabelle3.A1" office:value-type="string">
              <text:p text:style-name="P34">Schaden</text:p>
            </table:table-cell>
            <table:table-cell table:style-name="Tabelle3.A1" office:value-type="string">
              <text:p text:style-name="P34">Priorität</text:p>
            </table:table-cell>
            <table:table-cell table:style-name="Tabelle3.G1" office:value-type="string">
              <text:p text:style-name="Table_20_Contents">Massnahmen</text:p>
            </table:table-cell>
          </table:table-row>
          <table:table-row table:style-name="Tabelle3.1">
            <table:table-cell table:style-name="Tabelle3.A2" office:value-type="string">
              <text:p text:style-name="P29"><text:span text:style-name="T11">1</text:span></text:p>
            </table:table-cell>
            <table:table-cell table:style-name="Tabelle3.A2" office:value-type="string">
              <text:p text:style-name="P28"><text:span text:style-name="T11">LibGDX</text:span></text:p>
            </table:table-cell>
            <table:table-cell table:style-name="Tabelle3.A2" office:value-type="string">
              <text:p text:style-name="P28"><text:span text:style-name="T11">Aufgrund der fehlenden Erfahrung ist nicht klar ob alle Ziele mit LibGDX realisiert werden können.</text:span></text:p>
            </table:table-cell>
            <table:table-cell table:style-name="Tabelle3.A2" office:value-type="string">
              <text:p text:style-name="P29"><text:span text:style-name="T11">2</text:span></text:p>
            </table:table-cell>
            <table:table-cell table:style-name="Tabelle3.A2" office:value-type="string">
              <text:p text:style-name="P29"><text:span text:style-name="T11">4</text:span></text:p>
            </table:table-cell>
            <table:table-cell table:style-name="Tabelle3.A2" office:value-type="string">
              <text:p text:style-name="P31"><text:span text:style-name="T13">M</text:span></text:p>
            </table:table-cell>
            <table:table-cell table:style-name="Tabelle3.G2" office:value-type="string">
              <text:p text:style-name="P28"><text:span text:style-name="T11">Die Entwickler studieren die LibGDX API um abschätzen zu können, wie realisierbar die Benötigten Funktionen sind.</text:span></text:p>
            </table:table-cell>
          </table:table-row>
          <table:table-row table:style-name="Tabelle3.1">
            <table:table-cell table:style-name="Tabelle3.A2" office:value-type="string">
              <text:p text:style-name="P30"><text:span text:style-name="T12">2</text:span></text:p>
            </table:table-cell>
            <table:table-cell table:style-name="Tabelle3.A2" office:value-type="string">
              <text:p text:style-name="P49"><text:span text:style-name="T22">Absturz</text:span></text:p>
            </table:table-cell>
            <table:table-cell table:style-name="Tabelle3.A2" office:value-type="string">
              <text:p text:style-name="P49"><text:span text:style-name="T22">Die Applikation stürzt ab ohne ersichtlichen Grund</text:span></text:p>
            </table:table-cell>
            <table:table-cell table:style-name="Tabelle3.A2" office:value-type="string">
              <text:p text:style-name="P32"><text:span text:style-name="T22">4</text:span></text:p>
            </table:table-cell>
            <table:table-cell table:style-name="Tabelle3.A2" office:value-type="string">
              <text:p text:style-name="P32"><text:span text:style-name="T22">5</text:span></text:p>
            </table:table-cell>
            <table:table-cell table:style-name="Tabelle3.A2" office:value-type="string">
              <text:p text:style-name="P32"><text:span text:style-name="T22">E</text:span></text:p>
            </table:table-cell>
            <table:table-cell table:style-name="Tabelle3.G2" office:value-type="string">
              <text:p text:style-name="P49"><text:span text:style-name="T22">Die Entwickler arbeiten sauber nach MVC um dem Risiko vorzubeugen. Beim Eintreten dieses Risikos muss der Fehler analysiert und notfalls Gedebugged werden.</text:span></text:p>
            </table:table-cell>
          </table:table-row>
          <table:table-row table:style-name="Tabelle3.1">
            <table:table-cell table:style-name="Tabelle3.A2" office:value-type="string">
              <text:p text:style-name="P33"><text:span text:style-name="T23">3</text:span></text:p>
            </table:table-cell>
            <table:table-cell table:style-name="Tabelle3.A2" office:value-type="string">
              <text:p text:style-name="P50"><text:span text:style-name="T23">Zu wenig Zeit </text:span></text:p>
            </table:table-cell>
            <table:table-cell table:style-name="Tabelle3.A2" office:value-type="string">
              <text:p text:style-name="P50"><text:span text:style-name="T23">Die Applikation kann aus Zeitgründen nicht fertig gestellt werden</text:span></text:p>
            </table:table-cell>
            <table:table-cell table:style-name="Tabelle3.A2" office:value-type="string">
              <text:p text:style-name="P33"><text:span text:style-name="T23">1</text:span></text:p>
            </table:table-cell>
            <table:table-cell table:style-name="Tabelle3.A2" office:value-type="string">
              <text:p text:style-name="P33"><text:span text:style-name="T23">4</text:span></text:p>
            </table:table-cell>
            <table:table-cell table:style-name="Tabelle3.A2" office:value-type="string">
              <text:p text:style-name="P33"><text:span text:style-name="T23">M</text:span></text:p>
            </table:table-cell>
            <table:table-cell table:style-name="Tabelle3.G2" office:value-type="string">
              <text:p text:style-name="P50"><text:span text:style-name="T23">In der Projektplanung muss genügend Reservezeit dieses Risiko eingeplant werden.</text:span></text:p>
            </table:table-cell>
          </table:table-row>
        </table:table>
        <text:p text:style-name="Text_20_body"/>
        <text:h text:style-name="P25" text:outline-level="2"><text:span text:style-name="T13"/></text:h>
        <text:h text:style-name="P26" text:outline-level="2"><text:bookmark-start text:name="__RefHeading__1156_327212203"/><text:span text:style-name="T13">Risiko Evaluations</text:span><text:span text:style-name="T14">diagramm</text:span><text:bookmark-end text:name="__RefHeading__1156_327212203"/></text:h>
        <table:table table:name="Tabelle2" table:style-name="Tabelle2">
          <table:table-column table:style-name="Tabelle2.A"/>
          <table:table-column table:style-name="Tabelle2.B"/>
          <table:table-column table:style-name="Tabelle2.C"/>
          <table:table-column table:style-name="Tabelle2.D" table:number-columns-repeated="3"/>
          <table:table-row>
            <table:table-cell table:style-name="Tabelle2.A1" table:number-rows-spanned="2" office:value-type="string">
              <text:p text:style-name="P31"><text:span text:style-name="T13"/></text:p>
              <text:p text:style-name="P31"><text:span text:style-name="T13">Likelihood</text:span></text:p>
            </table:table-cell>
            <table:table-cell table:style-name="Tabelle2.B1" table:number-columns-spanned="5" office:value-type="string">
              <text:p text:style-name="P31"><text:span text:style-name="T13">Consequences</text:span></text:p>
            </table:table-cell>
            <table:covered-table-cell/>
            <table:covered-table-cell/>
            <table:covered-table-cell/>
            <table:covered-table-cell/>
          </table:table-row>
          <table:table-row>
            <table:covered-table-cell/>
            <table:table-cell table:style-name="Tabelle2.B2" office:value-type="string">
              <text:p text:style-name="P31"><text:span text:style-name="T13">1 Insignificant</text:span></text:p>
            </table:table-cell>
            <table:table-cell table:style-name="Tabelle2.B2" office:value-type="string">
              <text:p text:style-name="P31"><text:span text:style-name="T13">2 Minor</text:span></text:p>
            </table:table-cell>
            <table:table-cell table:style-name="Tabelle2.B2" office:value-type="string">
              <text:p text:style-name="P31"><text:span text:style-name="T13">3 Moderate</text:span></text:p>
            </table:table-cell>
            <table:table-cell table:style-name="Tabelle2.B2" office:value-type="string">
              <text:p text:style-name="P31"><text:span text:style-name="T13">4 Major</text:span></text:p>
            </table:table-cell>
            <table:table-cell table:style-name="Tabelle2.F2" office:value-type="string">
              <text:p text:style-name="P31"><text:span text:style-name="T13">5 Severe</text:span></text:p>
            </table:table-cell>
          </table:table-row>
          <table:table-row>
            <table:table-cell table:style-name="Tabelle2.A3" office:value-type="string">
              <text:p text:style-name="P31"><text:span text:style-name="T13">5 Almost certain</text:span></text:p>
            </table:table-cell>
            <table:table-cell table:style-name="Tabelle2.B3" office:value-type="string">
              <text:p text:style-name="P31"><text:span text:style-name="T13">M</text:span></text:p>
            </table:table-cell>
            <table:table-cell table:style-name="Tabelle2.C3" office:value-type="string">
              <text:p text:style-name="P31"><text:span text:style-name="T13">H</text:span></text:p>
            </table:table-cell>
            <table:table-cell table:style-name="Tabelle2.C3" office:value-type="string">
              <text:p text:style-name="P31"><text:span text:style-name="T13">H</text:span></text:p>
            </table:table-cell>
            <table:table-cell table:style-name="Tabelle2.E3" office:value-type="string">
              <text:p text:style-name="P31"><text:span text:style-name="T13">E</text:span></text:p>
            </table:table-cell>
            <table:table-cell table:style-name="Tabelle2.F3" office:value-type="string">
              <text:p text:style-name="P31"><text:span text:style-name="T13">E</text:span></text:p>
            </table:table-cell>
          </table:table-row>
          <table:table-row>
            <table:table-cell table:style-name="Tabelle2.A3" office:value-type="string">
              <text:p text:style-name="P31"><text:span text:style-name="T13">4 Likely</text:span></text:p>
            </table:table-cell>
            <table:table-cell table:style-name="Tabelle2.B3" office:value-type="string">
              <text:p text:style-name="P31"><text:span text:style-name="T13">M</text:span></text:p>
            </table:table-cell>
            <table:table-cell table:style-name="Tabelle2.B3" office:value-type="string">
              <text:p text:style-name="P31"><text:span text:style-name="T13">M</text:span></text:p>
            </table:table-cell>
            <table:table-cell table:style-name="Tabelle2.C3" office:value-type="string">
              <text:p text:style-name="P31"><text:span text:style-name="T13">H</text:span></text:p>
            </table:table-cell>
            <table:table-cell table:style-name="Tabelle2.C3" office:value-type="string">
              <text:p text:style-name="P31"><text:span text:style-name="T13">H</text:span></text:p>
            </table:table-cell>
            <table:table-cell table:style-name="Tabelle2.F3" office:value-type="string">
              <text:p text:style-name="P31"><text:span text:style-name="T13">E</text:span></text:p>
            </table:table-cell>
          </table:table-row>
          <table:table-row>
            <table:table-cell table:style-name="Tabelle2.A3" office:value-type="string">
              <text:p text:style-name="P31"><text:span text:style-name="T13">3 Possible</text:span></text:p>
            </table:table-cell>
            <table:table-cell table:style-name="Tabelle2.B5" office:value-type="string">
              <text:p text:style-name="P31"><text:span text:style-name="T13">L</text:span></text:p>
            </table:table-cell>
            <table:table-cell table:style-name="Tabelle2.B3" office:value-type="string">
              <text:p text:style-name="P31"><text:span text:style-name="T13">M</text:span></text:p>
            </table:table-cell>
            <table:table-cell table:style-name="Tabelle2.B3" office:value-type="string">
              <text:p text:style-name="P31"><text:span text:style-name="T13">M</text:span></text:p>
            </table:table-cell>
            <table:table-cell table:style-name="Tabelle2.C3" office:value-type="string">
              <text:p text:style-name="P31"><text:span text:style-name="T13">H</text:span></text:p>
            </table:table-cell>
            <table:table-cell table:style-name="Tabelle2.F3" office:value-type="string">
              <text:p text:style-name="P31"><text:span text:style-name="T13">E</text:span></text:p>
            </table:table-cell>
          </table:table-row>
          <table:table-row>
            <table:table-cell table:style-name="Tabelle2.A3" office:value-type="string">
              <text:p text:style-name="P31"><text:span text:style-name="T13">2 Unlikely</text:span></text:p>
            </table:table-cell>
            <table:table-cell table:style-name="Tabelle2.B5" office:value-type="string">
              <text:p text:style-name="P31"><text:span text:style-name="T13">L</text:span></text:p>
            </table:table-cell>
            <table:table-cell table:style-name="Tabelle2.B3" office:value-type="string">
              <text:p text:style-name="P31"><text:span text:style-name="T13">M</text:span></text:p>
            </table:table-cell>
            <table:table-cell table:style-name="Tabelle2.B3" office:value-type="string">
              <text:p text:style-name="P31"><text:span text:style-name="T13">M</text:span></text:p>
            </table:table-cell>
            <table:table-cell table:style-name="Tabelle2.B3" office:value-type="string">
              <text:p text:style-name="P31"><text:span text:style-name="T13">M</text:span></text:p>
            </table:table-cell>
            <table:table-cell table:style-name="Tabelle2.F6" office:value-type="string">
              <text:p text:style-name="P31"><text:span text:style-name="T13">H</text:span></text:p>
            </table:table-cell>
          </table:table-row>
          <table:table-row>
            <table:table-cell table:style-name="Tabelle2.A3" office:value-type="string">
              <text:p text:style-name="P31"><text:span text:style-name="T13">1 Rare</text:span></text:p>
            </table:table-cell>
            <table:table-cell table:style-name="Tabelle2.B5" office:value-type="string">
              <text:p text:style-name="P31"><text:span text:style-name="T13">L</text:span></text:p>
            </table:table-cell>
            <table:table-cell table:style-name="Tabelle2.B5" office:value-type="string">
              <text:p text:style-name="P31"><text:span text:style-name="T13">L</text:span></text:p>
            </table:table-cell>
            <table:table-cell table:style-name="Tabelle2.B3" office:value-type="string">
              <text:p text:style-name="P31"><text:span text:style-name="T13">M</text:span></text:p>
            </table:table-cell>
            <table:table-cell table:style-name="Tabelle2.B3" office:value-type="string">
              <text:p text:style-name="P31"><text:span text:style-name="T13">M</text:span></text:p>
            </table:table-cell>
            <table:table-cell table:style-name="Tabelle2.F6" office:value-type="string">
              <text:p text:style-name="P31"><text:span text:style-name="T13">H</text:span></text:p>
            </table:table-cell>
          </table:table-row>
        </table:table>
        <text:h text:style-name="Heading_20_2" text:outline-level="2"><text:bookmark-start text:name="__RefHeading__1158_327212203"/><text:span text:style-name="T14">Risikostufen Legende</text:span><text:bookmark-end text:name="__RefHeading__1158_327212203"/></text:h>
        <text:list xml:id="list28509225" text:style-name="L3">
          <text:list-item>
            <text:p text:style-name="P13"><text:span text:style-name="T14">L = Low: Kleines Risiko, <text:s/>Routinemäßige Behandlung</text:span></text:p>
          </text:list-item>
          <text:list-item>
            <text:p text:style-name="P13"><text:span text:style-name="T14">M = Medium: Mittleres Risiko, Mögentlicher Handlungsbedarf, Verantwortung delegieren</text:span></text:p>
          </text:list-item>
          <text:list-item>
            <text:p text:style-name="P13"><text:span text:style-name="T14">H = High: Hohes Risiko, Handlungsbedarf, Managementaufgabe</text:span></text:p>
          </text:list-item>
          <text:list-item>
            <text:p text:style-name="P13"><text:span text:style-name="T14">E = Extreme: Sehr hohes Risiko, Dringender Handlungsbedarf, Detaillierter Maßnahmenplan</text:span></text:p>
          </text:list-item>
        </text:list>
        <text:list xml:id="list30731245" text:continue-list="list28255821" text:style-name="WWNum2">
          <text:list-item>
            <text:h text:style-name="P18" text:outline-level="1"><text:bookmark-start text:name="__RefHeading__757_1748547469"/><text:span text:style-name="T10">2</text:span><text:bookmark-start text:name="_Toc336874345"/> Projektstrukturplan<text:bookmark-end text:name="__RefHeading__757_1748547469"/><text:bookmark-end text:name="_Toc336874345"/></text:h>
          </text:list-item>
        </text:list>
        <text:list xml:id="list28251244" text:style-name="WWNum3">
          <text:list-item>
            <text:list>
              <text:list-item>
                <text:h text:style-name="P21" text:outline-level="2"><text:bookmark-start text:name="__RefHeading__1533_266779880"/><text:bookmark-start text:name="_Toc336874346"/><text:bookmark text:name="_Toc336873419"/><text:bookmark text:name="_Toc336870192"/>A Management<text:bookmark-end text:name="__RefHeading__1533_266779880"/><text:bookmark-end text:name="_Toc336874346"/></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0713474" text:continue-list="list30731245" text:style-name="WWNum2">
          <text:list-item>
            <text:h text:style-name="P22" text:outline-level="2"><text:bookmark-start text:name="__RefHeading__1535_266779880"/><text:bookmark-start text:name="_Toc336874347"/><text:bookmark text:name="_Toc336873420"/><text:bookmark text:name="_Toc336870193"/>B Entwicklungsumgebung<text:bookmark-end text:name="__RefHeading__1535_266779880"/><text:bookmark-end text:name="_Toc336874347"/></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5"/>
        <text:list xml:id="list30717617" text:continue-numbering="true" text:style-name="WWNum2">
          <text:list-item>
            <text:list>
              <text:list-item>
                <text:h text:style-name="P27" text:outline-level="2"><text:bookmark-start text:name="__RefHeading__1537_266779880"/><text:bookmark-start text:name="_Toc336874348"/><text:bookmark text:name="_Toc336873421"/><text:bookmark text:name="_Toc336870194"/>C<text:bookmark-end text:name="_Toc336874348"/> <text:span text:style-name="T6">Incpetion I1</text:span><text:bookmark-end text:name="__RefHeading__1537_266779880"/></text:h>
              </text:list-item>
            </text:list>
          </text:list-item>
        </text:list>
        <text:list xml:id="list28242311" text:style-name="WWNum4">
          <text:list-item>
            <text:list>
              <text:list-item>
                <text:p text:style-name="P10"><text:bookmark-start text:name="__RefHeading__388_1918806864"/>CA Vorbereitungsphase<text:bookmark-end text:name="__RefHeading__388_1918806864"/></text:p>
                <text:list>
                  <text:list-item>
                    <text:list>
                      <text:list-item>
                        <text:list>
                          <text:list-item>
                            <text:list>
                              <text:list-item>
                                <text:list>
                                  <text:list-item>
                                    <text:p text:style-name="P10"><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10"><text:bookmark-start text:name="__RefHeading__392_1918806864"/><text:s text:c="4"/>CAB Anwendungsfälle modellieren<text:bookmark-end text:name="__RefHeading__392_1918806864"/></text:p>
                  </text:list-item>
                  <text:list-item>
                    <text:p text:style-name="P10"><text:bookmark-start text:name="__RefHeading__394_1918806864"/><text:s text:c="4"/>CAC Risiken identifizieren und priorisieren<text:bookmark-end text:name="__RefHeading__394_1918806864"/></text:p>
                  </text:list-item>
                </text:list>
              </text:list-item>
            </text:list>
          </text:list-item>
        </text:list>
        <text:list xml:id="list30715215" text:continue-list="list30717617" text:style-name="WWNum2">
          <text:list-item>
            <text:list>
              <text:list-item>
                <text:p text:style-name="P12"><text:s text:c="8"/>CACA LCO Risiken mildern</text:p>
              </text:list-item>
            </text:list>
          </text:list-item>
        </text:list>
        <text:list xml:id="list30727981" text:continue-list="list28242311" text:style-name="WWNum4">
          <text:list-item>
            <text:list>
              <text:list-item>
                <text:p text:style-name="P10"><text:bookmark-start text:name="__RefHeading__396_1918806864"/>CB Entwurfsphase: Anforderungen zusammenstellen<text:bookmark-end text:name="__RefHeading__396_1918806864"/></text:p>
                <text:list>
                  <text:list-item>
                    <text:p text:style-name="P10"><text:bookmark-start text:name="__RefHeading__398_1918806864"/><text:s text:c="4"/>CBA 1. Version Vision entwickeln<text:bookmark-end text:name="__RefHeading__398_1918806864"/></text:p>
                  </text:list-item>
                  <text:list-item>
                    <text:p text:style-name="P10"><text:bookmark-start text:name="__RefHeading__400_1918806864"/><text:s text:c="4"/>CBB 1. Version Anwendungsmodell<text:bookmark-end text:name="__RefHeading__400_1918806864"/></text:p>
                  </text:list-item>
                </text:list>
              </text:list-item>
            </text:list>
          </text:list-item>
        </text:list>
        <text:list xml:id="list30713571" text:continue-list="list30715215" text:style-name="WWNum2">
          <text:list-item>
            <text:list>
              <text:list-item>
                <text:p text:style-name="P12"><text:s text:c="8"/>CBBA Anwendungsfälle entwickeln</text:p>
              </text:list-item>
              <text:list-item>
                <text:p text:style-name="P12"><text:s text:c="8"/>CBBB Domänenmodell entwickeln</text:p>
              </text:list-item>
              <text:list-item>
                <text:p text:style-name="P12"><text:s text:c="8"/>CBBC Glossar entwickeln</text:p>
              </text:list-item>
              <text:list-item>
                <text:p text:style-name="P12"><text:s text:c="8"/>CBBD Zusätzliche Spezifikationen entwickeln</text:p>
              </text:list-item>
            </text:list>
          </text:list-item>
        </text:list>
        <text:list xml:id="list30710909" text:continue-list="list30727981" text:style-name="WWNum4">
          <text:list-item>
            <text:list>
              <text:list-item>
                <text:list>
                  <text:list-item>
                    <text:p text:style-name="P10"><text:bookmark-start text:name="__RefHeading__402_1918806864"/><text:s text:c="4"/>CBC Risiken verwalten<text:bookmark-end text:name="__RefHeading__402_1918806864"/></text:p>
                  </text:list-item>
                </text:list>
              </text:list-item>
            </text:list>
          </text:list-item>
        </text:list>
        <text:list xml:id="list30730093" text:continue-list="list30713571" text:style-name="WWNum2">
          <text:list-item>
            <text:list>
              <text:list-item>
                <text:p text:style-name="P12"><text:s text:c="8"/>CBCA LCA Risiken mildern</text:p>
              </text:list-item>
            </text:list>
          </text:list-item>
        </text:list>
        <text:list xml:id="list30707093" text:continue-list="list30710909" text:style-name="WWNum4">
          <text:list-item>
            <text:list>
              <text:list-item>
                <text:p text:style-name="P10"><text:bookmark-start text:name="__RefHeading__329_1425570025"/>CC Konstruktionsphase: Anwendungsfälle aktualisieren<text:bookmark-end text:name="__RefHeading__329_1425570025"/></text:p>
              </text:list-item>
              <text:list-item>
                <text:p text:style-name="P10"><text:bookmark-start text:name="__RefHeading__408_1918806864"/><text:bookmark-start text:name="__RefHeading__331_1425570025"/>CD Einführungsphase: Anwendungsfälle aktualisieren<text:bookmark-end text:name="__RefHeading__408_1918806864"/><text:bookmark-end text:name="__RefHeading__331_1425570025"/></text:p>
              </text:list-item>
            </text:list>
          </text:list-item>
        </text:list>
        <text:list xml:id="list30713763" text:continue-list="list30730093" text:style-name="WWNum2">
          <text:list-item>
            <text:list>
              <text:list-item>
                <text:h text:style-name="P23" text:outline-level="2"><text:bookmark-start text:name="__RefHeading__1539_266779880"/><text:bookmark-start text:name="_Toc336874349"/><text:bookmark text:name="_Toc336873422"/><text:bookmark text:name="_Toc336870195"/>D <text:bookmark-end text:name="_Toc336874349"/><text:span text:style-name="T6">Elaboration E1 &amp; E2</text:span><text:bookmark-end text:name="__RefHeading__1539_266779880"/></text:h>
              </text:list-item>
            </text:list>
          </text:list-item>
        </text:list>
        <text:list xml:id="list30707615" text:continue-list="list30707093" text:style-name="WWNum4">
          <text:list-item>
            <text:list>
              <text:list-item>
                <text:p text:style-name="P10"><text:bookmark-start text:name="__RefHeading__410_1918806864"/>DA Vorbereitungsphase<text:bookmark-end text:name="__RefHeading__410_1918806864"/></text:p>
              </text:list-item>
              <text:list-item>
                <text:p text:style-name="P10"><text:bookmark-start text:name="__RefHeading__412_1918806864"/>DB Entwurfsphase<text:bookmark-end text:name="__RefHeading__412_1918806864"/></text:p>
              </text:list-item>
              <text:list-item>
                <text:p text:style-name="P10"><text:bookmark-start text:name="__RefHeading__414_1918806864"/>DC Konstruktionsphase<text:bookmark-end text:name="__RefHeading__414_1918806864"/></text:p>
              </text:list-item>
              <text:list-item>
                <text:p text:style-name="P10"><text:bookmark-start text:name="__RefHeading__416_1918806864"/>DD Einführungsphase<text:bookmark-end text:name="__RefHeading__416_1918806864"/></text:p>
              </text:list-item>
            </text:list>
          </text:list-item>
        </text:list>
        <text:list xml:id="list30728742" text:continue-list="list30713763" text:style-name="WWNum2">
          <text:list-item>
            <text:list>
              <text:list-item>
                <text:h text:style-name="P22" text:outline-level="2"><text:bookmark-start text:name="__RefHeading__1541_266779880"/><text:bookmark-start text:name="_Toc336874350"/><text:bookmark text:name="_Toc336873423"/><text:bookmark text:name="_Toc336870196"/>E <text:bookmark-end text:name="_Toc336874350"/><text:span text:style-name="T6">Construction C1</text:span><text:bookmark-end text:name="__RefHeading__1541_266779880"/></text:h>
              </text:list-item>
            </text:list>
          </text:list-item>
        </text:list>
        <text:list xml:id="list30737483" text:continue-list="list30707615" text:style-name="WWNum4">
          <text:list-item>
            <text:list>
              <text:list-item>
                <text:p text:style-name="P10"><text:bookmark-start text:name="__RefHeading__420_1918806864"/>EA Vorbereitungsphase<text:bookmark-end text:name="__RefHeading__420_1918806864"/></text:p>
              </text:list-item>
              <text:list-item>
                <text:p text:style-name="P10"><text:bookmark-start text:name="__RefHeading__422_1918806864"/>EB Entwurfsphase<text:bookmark-end text:name="__RefHeading__422_1918806864"/></text:p>
              </text:list-item>
              <text:list-item>
                <text:p text:style-name="P10"><text:bookmark-start text:name="__RefHeading__424_1918806864"/>EC Konstruktionsphase<text:bookmark-end text:name="__RefHeading__424_1918806864"/></text:p>
              </text:list-item>
              <text:list-item>
                <text:p text:style-name="P10"><text:bookmark-start text:name="__RefHeading__426_1918806864"/>ED Einführungsphase<text:bookmark-end text:name="__RefHeading__426_1918806864"/></text:p>
              </text:list-item>
            </text:list>
          </text:list-item>
        </text:list>
        <text:list xml:id="list30729502" text:continue-list="list30728742" text:style-name="WWNum2">
          <text:list-item>
            <text:list>
              <text:list-item>
                <text:h text:style-name="P22" text:outline-level="2"><text:bookmark-start text:name="__RefHeading__1543_266779880"/><text:bookmark-start text:name="_Toc336874351"/><text:bookmark text:name="_Toc336873424"/><text:bookmark text:name="_Toc336870197"/>F Evaluation <text:span text:style-name="T6">and</text:span> Test<text:bookmark-end text:name="_Toc336874351"/> <text:span text:style-name="T6">C2</text:span><text:bookmark-end text:name="__RefHeading__1543_266779880"/></text:h>
              </text:list-item>
            </text:list>
          </text:list-item>
        </text:list>
        <text:list xml:id="list30732182" text:continue-list="list30737483" text:style-name="WWNum4">
          <text:list-item>
            <text:list>
              <text:list-item>
                <text:p text:style-name="P10"><text:bookmark-start text:name="__RefHeading__430_1918806864"/>FA Vorbereitungsphase<text:bookmark-end text:name="__RefHeading__430_1918806864"/></text:p>
              </text:list-item>
              <text:list-item>
                <text:p text:style-name="P10"><text:bookmark-start text:name="__RefHeading__432_1918806864"/>FB Entwurfsphase<text:bookmark-end text:name="__RefHeading__432_1918806864"/></text:p>
              </text:list-item>
              <text:list-item>
                <text:p text:style-name="P10"><text:bookmark-start text:name="__RefHeading__434_1918806864"/>FC Konstruktionsphase<text:bookmark-end text:name="__RefHeading__434_1918806864"/></text:p>
              </text:list-item>
              <text:list-item>
                <text:p text:style-name="P10"><text:bookmark-start text:name="__RefHeading__436_1918806864"/>FD Einführungsphase<text:bookmark-end text:name="__RefHeading__436_1918806864"/></text:p>
              </text:list-item>
            </text:list>
          </text:list-item>
        </text:list>
        <text:list xml:id="list30736725" text:continue-list="list30729502" text:style-name="WWNum2">
          <text:list-item>
            <text:list>
              <text:list-item>
                <text:h text:style-name="P22" text:outline-level="2"><text:bookmark-start text:name="__RefHeading__1545_266779880"/><text:bookmark-start text:name="_Toc336874352"/><text:bookmark text:name="_Toc336873425"/><text:bookmark text:name="_Toc336870198"/>G <text:bookmark-end text:name="_Toc336874352"/><text:span text:style-name="T6">Transition and Release</text:span> <text:span text:style-name="T6">T1</text:span><text:bookmark-end text:name="__RefHeading__1545_266779880"/></text:h>
              </text:list-item>
            </text:list>
          </text:list-item>
        </text:list>
        <text:list xml:id="list30724305" text:continue-list="list30732182" text:style-name="WWNum4">
          <text:list-item>
            <text:list>
              <text:list-item>
                <text:p text:style-name="P10"><text:bookmark-start text:name="__RefHeading__440_1918806864"/>GA Vorbereitungsphase<text:bookmark-end text:name="__RefHeading__440_1918806864"/></text:p>
              </text:list-item>
              <text:list-item>
                <text:p text:style-name="P10"><text:bookmark-start text:name="__RefHeading__442_1918806864"/>GB Entwurfsphase<text:bookmark-end text:name="__RefHeading__442_1918806864"/></text:p>
              </text:list-item>
              <text:list-item>
                <text:p text:style-name="P10"><text:bookmark-start text:name="__RefHeading__444_1918806864"/>GC Konstruktionsphase<text:bookmark-end text:name="__RefHeading__444_1918806864"/></text:p>
              </text:list-item>
              <text:list-item>
                <text:p text:style-name="P11"><text:bookmark-start text:name="__RefHeading__446_1918806864"/>GD Einführungsphase<text:bookmark-end text:name="__RefHeading__446_1918806864"/></text:p>
              </text:list-item>
            </text:list>
          </text:list-item>
        </text:list>
      </text:section>
      <text:h text:style-name="P19" text:outline-level="1"><text:bookmark-start text:name="__RefHeading__759_1748547469"/><text:bookmark text:name="_Toc336873426"/><text:span text:style-name="T9">3</text:span><text:bookmark-start text:name="_Toc336874353"/> Softwareentwicklungsplan<text:bookmark-end text:name="__RefHeading__759_1748547469"/><text:bookmark-end text:name="_Toc336874353"/></text:h>
      <text:p text:style-name="P16"><text:span text:style-name="T21">Die detaillierten Arbeiten für die Phasen D – G sind in der Datei Arbeitspakete ausgeführt, für den Bezug auf die einzelnen Punkte der Phase ist die Spalte PSP mit den Phasenkürzeln versehe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8">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9">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P37"><text:span text:style-name="T15">CA*, CB*</text:span></text:p>
          </table:table-cell>
          <table:table-cell table:style-name="Tabelle4.A2" office:value-type="string">
            <text:p text:style-name="P37"><text:span text:style-name="T15">DB</text:span></text:p>
          </table:table-cell>
          <table:table-cell table:style-name="Tabelle4.A2" office:value-type="string">
            <text:p text:style-name="P38"><text:span text:style-name="T16">EB, EB</text:span></text:p>
          </table:table-cell>
          <table:table-cell table:style-name="Tabelle4.A2" office:value-type="string">
            <text:p text:style-name="P38"><text:span text:style-name="T16">EC</text:span></text:p>
          </table:table-cell>
          <table:table-cell table:style-name="Tabelle4.F2" office:value-type="string">
            <text:p text:style-name="P38"><text:span text:style-name="T16">ED</text:span></text:p>
          </table:table-cell>
          <table:table-cell table:style-name="Tabelle4.G2" office:value-type="string">
            <text:p text:style-name="P37"><text:span text:style-name="T16">DD, </text:span><text:span text:style-name="T15">GD</text:span></text:p>
          </table:table-cell>
        </table:table-row>
        <table:table-row table:style-name="Tabelle4.4">
          <table:table-cell table:style-name="Tabelle4.A2" office:value-type="string">
            <text:p text:style-name="Table_20_Contents">Hermann</text:p>
          </table:table-cell>
          <table:table-cell table:style-name="Tabelle4.A2" office:value-type="string">
            <text:p text:style-name="P37"><text:span text:style-name="T15">CA*, DA</text:span></text:p>
          </table:table-cell>
          <table:table-cell table:style-name="Tabelle4.A2" office:value-type="string">
            <text:p text:style-name="P35"><text:span text:style-name="T15">E</text:span><text:span text:style-name="T16">A, EC</text:span></text:p>
          </table:table-cell>
          <table:table-cell table:style-name="Tabelle4.A2" office:value-type="string">
            <text:p text:style-name="P38"><text:span text:style-name="T16">EB, EB</text:span></text:p>
          </table:table-cell>
          <table:table-cell table:style-name="Tabelle4.A2" office:value-type="string">
            <text:p text:style-name="P38"><text:span text:style-name="T16">EC</text:span></text:p>
          </table:table-cell>
          <table:table-cell table:style-name="Tabelle4.F2" office:value-type="string">
            <text:p text:style-name="P36"><text:span text:style-name="T16">ED</text:span></text:p>
          </table:table-cell>
          <table:table-cell table:style-name="Tabelle4.G2" office:value-type="string">
            <text:p text:style-name="P37"><text:span text:style-name="T16">DD, </text:span><text:span text:style-name="T15">GD</text:span></text:p>
          </table:table-cell>
        </table:table-row>
        <table:table-row table:style-name="Tabelle4.5">
          <table:table-cell table:style-name="Tabelle4.A2" office:value-type="string">
            <text:p text:style-name="Table_20_Contents">Spörri</text:p>
          </table:table-cell>
          <table:table-cell table:style-name="Tabelle4.A2" office:value-type="string">
            <text:p text:style-name="P37"><text:span text:style-name="T15">CA*, CB*, DB</text:span></text:p>
          </table:table-cell>
          <table:table-cell table:style-name="Tabelle4.A2" office:value-type="string">
            <text:p text:style-name="P37"><text:span text:style-name="T15">CC, CD</text:span></text:p>
          </table:table-cell>
          <table:table-cell table:style-name="Tabelle4.A2" office:value-type="string">
            <text:p text:style-name="P38"><text:span text:style-name="T16">DC</text:span></text:p>
          </table:table-cell>
          <table:table-cell table:style-name="Tabelle4.A2" office:value-type="string">
            <text:p text:style-name="P37"><text:span text:style-name="T15">GA, FB</text:span></text:p>
          </table:table-cell>
          <table:table-cell table:style-name="Tabelle4.F2" office:value-type="string">
            <text:p text:style-name="P37"><text:span text:style-name="T16">CC, </text:span><text:span text:style-name="T15">GC, FD</text:span></text:p>
          </table:table-cell>
          <table:table-cell table:style-name="Tabelle4.G2" office:value-type="string">
            <text:p text:style-name="P37"><text:span text:style-name="T16">CD, </text:span><text:span text:style-name="T15">GD</text:span></text:p>
          </table:table-cell>
        </table:table-row>
        <table:table-row table:style-name="Tabelle4.7">
          <table:table-cell table:style-name="Tabelle4.A2" office:value-type="string">
            <text:p text:style-name="Table_20_Contents">M.Ferreira</text:p>
          </table:table-cell>
          <table:table-cell table:style-name="Tabelle4.A2" office:value-type="string">
            <text:p text:style-name="P37"><text:span text:style-name="T15">CA*, CB*</text:span></text:p>
          </table:table-cell>
          <table:table-cell table:style-name="Tabelle4.A2" office:value-type="string">
            <text:p text:style-name="P37"><text:span text:style-name="T15">CC, CD</text:span></text:p>
          </table:table-cell>
          <table:table-cell table:style-name="Tabelle4.A2" office:value-type="string">
            <text:p text:style-name="P37"><text:span text:style-name="T15">FA</text:span></text:p>
          </table:table-cell>
          <table:table-cell table:style-name="Tabelle4.A2" office:value-type="string">
            <text:p text:style-name="P37"><text:span text:style-name="T15">GA, GB, F</text:span><text:span text:style-name="T16">B</text:span><text:span text:style-name="T15">, FC</text:span></text:p>
          </table:table-cell>
          <table:table-cell table:style-name="Tabelle4.F2" office:value-type="string">
            <text:p text:style-name="P37"><text:span text:style-name="T16">CC, </text:span><text:span text:style-name="T15">GC, FD</text:span></text:p>
          </table:table-cell>
          <table:table-cell table:style-name="Tabelle4.G2" office:value-type="string">
            <text:p text:style-name="P37"><text:span text:style-name="T16">CD, </text:span><text:span text:style-name="T15">GD</text:span></text:p>
          </table:table-cell>
        </table:table-row>
        <table:table-row table:style-name="Tabelle4.7">
          <table:table-cell table:style-name="Tabelle4.A7" office:value-type="string">
            <text:p text:style-name="Table_20_Contents"/>
          </table:table-cell>
          <table:table-cell table:style-name="Tabelle4.B7" office:value-type="string">
            <text:p text:style-name="P48"><text:span text:style-name="T18">M1</text:span></text:p>
          </table:table-cell>
          <table:table-cell table:style-name="Tabelle4.A7" office:value-type="string">
            <text:p text:style-name="P37"/>
          </table:table-cell>
          <table:table-cell table:style-name="Tabelle4.B7" office:value-type="string">
            <text:p text:style-name="P48"><text:span text:style-name="T18">M2</text:span></text:p>
          </table:table-cell>
          <table:table-cell table:style-name="Tabelle4.A7" office:value-type="string">
            <text:p text:style-name="P37"/>
          </table:table-cell>
          <table:table-cell table:style-name="Tabelle4.B7" office:value-type="string">
            <text:p text:style-name="P48"><text:span text:style-name="T18">M3</text:span></text:p>
          </table:table-cell>
          <table:table-cell table:style-name="Tabelle4.B7" office:value-type="string">
            <text:p text:style-name="P48"><text:span text:style-name="T18">M4</text:span></text:p>
          </table:table-cell>
        </table:table-row>
      </table:table>
      <text:p text:style-name="P6">Iterationsdauer: <text:span text:style-name="T3">2</text:span> Woche<text:span text:style-name="T3">n</text:span></text:p>
      <text:p text:style-name="P6">Meilensteine:</text:p>
      <text:p text:style-name="P7">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4"> </text:span><text:span text:style-name="T7">Inception/</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30722984" text:continue-list="list30736725" text:style-name="WWNum2">
        <text:list-item>
          <text:h text:style-name="P18"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h text:style-name="Heading_20_2" text:outline-level="2"><text:bookmark-start text:name="__RefHeading__1160_327212203"/><text:span text:style-name="T17">Iteration 1: </text:span><text:span text:style-name="T20">I1</text:span><text:bookmark-end text:name="__RefHeading__1160_327212203"/></text:h>
      <table:table table:name="Tabelle5" table:style-name="Tabelle5">
        <table:table-column table:style-name="Tabelle5.A"/>
        <table:table-column table:style-name="Tabelle5.B"/>
        <table:table-column table:style-name="Tabelle5.C"/>
        <table:table-row>
          <table:table-cell table:style-name="Tabelle5.A1" office:value-type="string">
            <text:p text:style-name="P42"><text:span text:style-name="T17">Phase:</text:span></text:p>
          </table:table-cell>
          <table:table-cell table:style-name="Tabelle5.B1" office:value-type="string">
            <text:p text:style-name="P45"><text:span text:style-name="T17">Inception</text:span></text:p>
          </table:table-cell>
          <table:table-cell table:style-name="Tabelle5.B1" office:value-type="string">
            <text:p text:style-name="P45"><text:span text:style-name="T17">Elaboration</text:span></text:p>
          </table:table-cell>
        </table:table-row>
        <table:table-row>
          <table:table-cell table:style-name="Tabelle5.A1" office:value-type="string">
            <text:p text:style-name="P42"><text:span text:style-name="T17">Iteration</text:span></text:p>
          </table:table-cell>
          <table:table-cell table:style-name="Tabelle5.B2" office:value-type="string">
            <text:p text:style-name="P40"><text:span text:style-name="T17">I1</text:span></text:p>
          </table:table-cell>
          <table:table-cell table:style-name="Tabelle5.C2" office:value-type="string">
            <text:p text:style-name="P40"><text:span text:style-name="T17">E1</text:span></text:p>
          </table:table-cell>
        </table:table-row>
        <table:table-row>
          <table:table-cell table:style-name="Tabelle5.A3" office:value-type="string">
            <text:p text:style-name="P42">Arizcorreta</text:p>
          </table:table-cell>
          <table:table-cell table:style-name="Tabelle5.B2" office:value-type="string">
            <text:p text:style-name="P46"><text:span text:style-name="T19">CAA, CAB, CACA, CBA, CBBB, CBCA</text:span></text:p>
          </table:table-cell>
          <table:table-cell table:style-name="Tabelle5.C2" office:value-type="string">
            <text:p text:style-name="P39"/>
          </table:table-cell>
        </table:table-row>
        <table:table-row>
          <table:table-cell table:style-name="Tabelle5.A3" office:value-type="string">
            <text:p text:style-name="P42"><text:span text:style-name="T17">Hermann</text:span></text:p>
          </table:table-cell>
          <table:table-cell table:style-name="Tabelle5.B2" office:value-type="string">
            <text:p text:style-name="P46"><text:span text:style-name="T19">CAA, CAB, CAC, CACA, CBA, CBBB, CBCA, DA</text:span></text:p>
          </table:table-cell>
          <table:table-cell table:style-name="Tabelle5.C2" office:value-type="string">
            <text:p text:style-name="P39"/>
          </table:table-cell>
        </table:table-row>
        <table:table-row>
          <table:table-cell table:style-name="Tabelle5.A3" office:value-type="string">
            <text:p text:style-name="P42">Spörri</text:p>
          </table:table-cell>
          <table:table-cell table:style-name="Tabelle5.B2" office:value-type="string">
            <text:p text:style-name="P46"><text:span text:style-name="T19">CAA, CAB, CACA, CBA, CBBA, CBCA, DB</text:span></text:p>
          </table:table-cell>
          <table:table-cell table:style-name="Tabelle5.C2" office:value-type="string">
            <text:p text:style-name="P39"/>
          </table:table-cell>
        </table:table-row>
        <table:table-row>
          <table:table-cell table:style-name="Tabelle5.A3" office:value-type="string">
            <text:p text:style-name="P42"><text:span text:style-name="T17">M. Ferreira</text:span></text:p>
          </table:table-cell>
          <table:table-cell table:style-name="Tabelle5.B2" office:value-type="string">
            <text:p text:style-name="P46"><text:span text:style-name="T19">CAA, CAB, CAC, CBA, CBBA, CBBC, CBBD, CBC</text:span></text:p>
          </table:table-cell>
          <table:table-cell table:style-name="Tabelle5.C2" office:value-type="string">
            <text:p text:style-name="P39"/>
          </table:table-cell>
        </table:table-row>
        <table:table-row>
          <table:table-cell table:style-name="Tabelle5.A1" office:value-type="string">
            <text:p text:style-name="P42"/>
          </table:table-cell>
          <table:table-cell table:style-name="Tabelle5.B7" office:value-type="string">
            <text:p text:style-name="P44"><text:span text:style-name="T24">M1</text:span></text:p>
          </table:table-cell>
          <table:table-cell table:style-name="Tabelle5.C7" office:value-type="string">
            <text:p text:style-name="P39"/>
          </table:table-cell>
        </table:table-row>
      </table:table>
      <text:p text:style-name="P14"/>
      <text:h text:style-name="P24" text:outline-level="2"><text:bookmark-start text:name="__RefHeading__2102_327212203"/><text:span text:style-name="T17">Iteration 1: </text:span><text:span text:style-name="T20">E1</text:span><text:bookmark-end text:name="__RefHeading__2102_327212203"/></text:h>
      <table:table table:name="Tabelle6" table:style-name="Tabelle6">
        <table:table-column table:style-name="Tabelle6.A"/>
        <table:table-column table:style-name="Tabelle6.B"/>
        <table:table-column table:style-name="Tabelle6.C"/>
        <table:table-row>
          <table:table-cell table:style-name="Tabelle6.A1" office:value-type="string">
            <text:p text:style-name="P43"><text:span text:style-name="T17">Phase:</text:span></text:p>
          </table:table-cell>
          <table:table-cell table:style-name="Tabelle6.B1" office:value-type="string">
            <text:p text:style-name="P45"><text:span text:style-name="T20">Elaboration</text:span></text:p>
          </table:table-cell>
          <table:table-cell table:style-name="Tabelle6.B1" office:value-type="string">
            <text:p text:style-name="P45"><text:span text:style-name="T17"/></text:p>
          </table:table-cell>
        </table:table-row>
        <table:table-row>
          <table:table-cell table:style-name="Tabelle6.A1" office:value-type="string">
            <text:p text:style-name="P43"><text:span text:style-name="T17">Iteration</text:span></text:p>
          </table:table-cell>
          <table:table-cell table:style-name="Tabelle6.B2" office:value-type="string">
            <text:p text:style-name="P41"><text:span text:style-name="T20">E</text:span><text:span text:style-name="T17">1</text:span></text:p>
          </table:table-cell>
          <table:table-cell table:style-name="Tabelle6.C2" office:value-type="string">
            <text:p text:style-name="P41"><text:span text:style-name="T17">E</text:span><text:span text:style-name="T20">2</text:span></text:p>
          </table:table-cell>
        </table:table-row>
        <table:table-row>
          <table:table-cell table:style-name="Tabelle6.A3" office:value-type="string">
            <text:p text:style-name="P43">Arizcorreta</text:p>
          </table:table-cell>
          <table:table-cell table:style-name="Tabelle6.B2" office:value-type="string">
            <text:p text:style-name="P47"><text:span text:style-name="T20">DB</text:span></text:p>
          </table:table-cell>
          <table:table-cell table:style-name="Tabelle6.C2" office:value-type="string">
            <text:p text:style-name="P47"/>
          </table:table-cell>
        </table:table-row>
        <table:table-row>
          <table:table-cell table:style-name="Tabelle6.A3" office:value-type="string">
            <text:p text:style-name="P43"><text:span text:style-name="T17">Hermann</text:span></text:p>
          </table:table-cell>
          <table:table-cell table:style-name="Tabelle6.B2" office:value-type="string">
            <text:p text:style-name="P47"><text:span text:style-name="T20">EA, EC</text:span></text:p>
          </table:table-cell>
          <table:table-cell table:style-name="Tabelle6.C2" office:value-type="string">
            <text:p text:style-name="P47"/>
          </table:table-cell>
        </table:table-row>
        <table:table-row>
          <table:table-cell table:style-name="Tabelle6.A3" office:value-type="string">
            <text:p text:style-name="P43">Spörri</text:p>
          </table:table-cell>
          <table:table-cell table:style-name="Tabelle6.B2" office:value-type="string">
            <text:p text:style-name="P47"><text:span text:style-name="T20">CC, CD</text:span></text:p>
          </table:table-cell>
          <table:table-cell table:style-name="Tabelle6.C2" office:value-type="string">
            <text:p text:style-name="P47"/>
          </table:table-cell>
        </table:table-row>
        <table:table-row>
          <table:table-cell table:style-name="Tabelle6.A3" office:value-type="string">
            <text:p text:style-name="P43"><text:span text:style-name="T17">M. Ferreira</text:span></text:p>
          </table:table-cell>
          <table:table-cell table:style-name="Tabelle6.B2" office:value-type="string">
            <text:p text:style-name="P47"><text:span text:style-name="T20">CC, CD</text:span></text:p>
          </table:table-cell>
          <table:table-cell table:style-name="Tabelle6.C2" office:value-type="string">
            <text:p text:style-name="P47"/>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Header">
      <style:text-properties officeooo:paragraph-rsid="0038afe9"/>
    </style:style>
    <style:style style:name="M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3"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MP1">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Arizcorreta Rafael, <text:s/>Hermann Christoph, <text:tab/></text:p>
              <text:p text:style-name="MP2">Magalhaes-Ferreira,<text:bookmark text:name="_GoBack"/> Daniel, Spörri Raphael</text:p>
            </table:table-cell>
            <table:table-cell table:style-name="Tabelle1.B1" office:value-type="string">
              <text:p text:style-name="MP3"><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44</meta:editing-cycles>
    <meta:creation-date>2012-09-24T08:02:00</meta:creation-date>
    <dc:date>2012-10-22T10:58:50.31</dc:date>
    <meta:editing-duration>PT5H13M16S</meta:editing-duration>
    <meta:generator>LibreOffice/3.6$Windows_x86 LibreOffice_project/e29a214-2bbed72-0621de6-a97528c-8f066d</meta:generator>
    <meta:document-statistic meta:table-count="6" meta:image-count="0" meta:object-count="0" meta:page-count="7" meta:paragraph-count="223" meta:word-count="733" meta:character-count="4778" meta:non-whitespace-character-count="4182"/>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